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 dia 17 de Septiembre de 2019 tuvimos una nueva reunion en la que se hablaron algunos puntos. </text:p>
      <text:p text:style-name="Standard"/>
      <text:p text:style-name="Standard">Antes de nada comentar que de la memoria no se hablo porque aun faltan retoques de hacer desde la ultima reunión que espero que esten para la proxima.reunion solventados.</text:p>
      <text:p text:style-name="Standard"/>
      <text:p text:style-name="Standard">Nos metimos a hablar de la programación en lo que si habia avanzado ya que ahora el programa permite subir tambien txt, pero ahora habia que diferenciar que hacer cuando se sube una imagen, y que cuando se sube un txt (datos de la imagen).</text:p>
      <text:p text:style-name="Standard"/>
      <text:p text:style-name="Standard">Hemos quedado en que si le pasas una foto, se sube hay que añadir una descripcion de la misma. Mientras que si pasas un txt con datos te los tiene que relacionar con la imagen. Para ello al acabar el propio programa su ejecución te saca un fichero txt (resultados.txt) con el t, T, las coordenadas de la primera rejilla, la varianza y la estimacion. Esto ya esta hecho, pero ademas añadiremos al final del txt el propio nombre de la imegen con su extension para que automaticamente queden vinculados.</text:p>
      <text:p text:style-name="Standard"/>
      <text:p text:style-name="Standard">Por ultimo antes de esta reunión habia creado la base de datos con flask, pero tendremos que añadirle una nueva clase para incluir los datos y vincularla a la clase ya creada (foto) mediante la id de la propia foto. Todo esto esperamos que se pueda hacer sin mucho problema con el propio programa flask.</text:p>
      <text:p text:style-name="Standard"/>
      <text:p text:style-name="Standard"/>
      <text:p text:style-name="Standard">Dejo como tras cada correo las tareas que faltarían para terminar el TFG.</text:p>
      <text:p text:style-name="Standard"/>
      <text:list xml:id="list4378112613157113657" text:style-name="L1">
        <text:list-item>
          <text:p text:style-name="P1">Programación </text:p>
          <text:list>
            <text:list-item>
              <text:p text:style-name="P1">resultados.txt: añadirle el fichero con el que va relacionado</text:p>
            </text:list-item>
            <text:list-item>
              <text:p text:style-name="P1">Flask: Diferenciar subir txt a subir imagenes</text:p>
            </text:list-item>
            <text:list-item>
              <text:p text:style-name="P1">Añadir clase datos a la base de datos</text:p>
            </text:list-item>
          </text:list>
          <text:p text:style-name="P1"/>
        </text:list-item>
        <text:list-item>
          <text:p text:style-name="P1">Memoria</text:p>
          <text:list>
            <text:list-item>
              <text:p text:style-name="P1">Repasar anotaciones de Anabel y cosas modificadas en la ultima reunion.</text:p>
            </text:list-item>
            <text:list-item>
              <text:p text:style-name="P1">Repasar anotaciones de Domingo</text:p>
            </text:list-item>
          </text:list>
          <text:p text:style-name="P1"/>
        </text:list-item>
        <text:list-item>
          <text:p text:style-name="P1">Programación Parte 2</text:p>
          <text:list>
            <text:list-item>
              <text:p text:style-name="P1">Flask: Programa sencillo que deje subir imagenes y datos (tutoriales mirados) (base de datos, botones, subir ficheros)</text:p>
            </text:list-item>
            <text:list-item>
              <text:p text:style-name="P1">Solucionar diferencias entre varianza real y varianza nuestra (desarrollar el pseudocodigo)</text:p>
            </text:list-item>
            <text:list-item>
              <text:p text:style-name="P1">En kdtrees, hacer la ruta de las coordenadas local, y que los datos se cojan de alguna manera. Pasarlo a la funcion</text:p>
            </text:list-item>
            <text:list-item>
              <text:p text:style-name="P1">devolvermatreal. En el main porque sino como los identificas?.</text:p>
            </text:list-item>
            <text:list-item>
              <text:p text:style-name="P1">Domingo: Area pequeña en Pop up</text:p>
            </text:list-item>
            <text:list-item>
              <text:p text:style-name="P1">Modulo para el PATH (Correo Domingo)</text:p>
              <text:p text:style-name="P1"/>
            </text:list-item>
          </text:list>
        </text:list-item>
        <text:list-item>
          <text:p text:style-name="P1">Memoria:</text:p>
          <text:list>
            <text:list-item>
              <text:p text:style-name="P1">Domingo: Repasar la introducción dar el okey final.</text:p>
            </text:list-item>
            <text:list-item>
              <text:p text:style-name="P1">Corregir fundamentos teoricos indicados por Domingo</text:p>
            </text:list-item>
            <text:list-item>
              <text:p text:style-name="P1">Añadir ejemplos (kdtrees, broadcasting, , numpy, kivy, pillow) </text:p>
            </text:list-item>
            <text:list-item>
              <text:p text:style-name="P1">Colocar bien los requisitos funcionales y no funcionales. Añadir las categorias a ambos. </text:p>
            </text:list-item>
            <text:list-item>
              <text:p text:style-name="P1">Entender y añadir requisitos de dominio, explicar lo que es y referenciar el libro de software sobre todo esto.</text:p>
            </text:list-item>
            <text:list-item>
              <text:p text:style-name="P1">Hacer tablas de los requisitos.</text:p>
            </text:list-item>
            <text:list-item>
              <text:p text:style-name="P1">Presentación del problema?</text:p>
            </text:list-item>
            <text:list-item>
              <text:p text:style-name="P1"><text:soft-page-break/>Diseño (Ingenieria de Software) (modelo 3 capas) (libro de Domingo)</text:p>
            </text:list-item>
            <text:list-item>
              <text:p text:style-name="P1">Pruebas</text:p>
            </text:list-item>
            <text:list-item>
              <text:p text:style-name="P1">Simulaciones </text:p>
            </text:list-item>
            <text:list-item>
              <text:p text:style-name="P1">Conclusiones</text:p>
            </text:list-item>
            <text:list-item>
              <text:p text:style-name="P1">Añadir problemas relevantes, otras tareas relevantes?</text:p>
            </text:list-item>
            <text:list-item>
              <text:p text:style-name="P1">Dejar las palabras claves y keywords en 5 o 6</text:p>
            </text:list-item>
            <text:list-item>
              <text:p text:style-name="P1">Revisar resumen..</text:p>
            </text:list-item>
            <text:list-item>
              <text:p text:style-name="P1">Añadir imagenes</text:p>
              <text:p text:style-name="P1"/>
            </text:list-item>
          </text:list>
        </text:list-item>
        <text:list-item>
          <text:p text:style-name="P1">Programación parte 3</text:p>
          <text:list>
            <text:list-item>
              <text:p text:style-name="P1">Añadir las ideas de los requisitos funcionales y no funcionales que faltan</text:p>
            </text:list-item>
            <text:list-item>
              <text:p text:style-name="P1">Añadir el material que aun no hemos utilizado y hablamos de usar (python for android o buildozer, Matplotlib, pyinstaller)</text:p>
              <text:p text:style-name="P1"/>
            </text:list-item>
          </text:list>
        </text:list-item>
        <text:list-item>
          <text:p text:style-name="P1">Memoria parte 3:</text:p>
          <text:list>
            <text:list-item>
              <text:p text:style-name="P1">Material utilizado: añadir las cosas que aun no hemos utilizado (python for android o buildozer, Matplotlib, pyinstaller)</text:p>
            </text:list-item>
            <text:list-item>
              <text:p text:style-name="P1">Diagrama de gantt (pydev)</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 </meta:initial-creator>
    <meta:creation-date>2019-09-17T15:28:29.17</meta:creation-date>
    <meta:document-statistic meta:table-count="0" meta:image-count="0" meta:object-count="0" meta:page-count="2" meta:paragraph-count="42" meta:word-count="555" meta:character-count="3233"/>
    <dc:date>2019-09-17T17:15:56.43</dc:date>
    <dc:creator>o </dc:creator>
    <meta:editing-duration>PT54S</meta:editing-duration>
    <meta:editing-cycles>1</meta:editing-cycles>
    <meta:generator>OpenOffice/4.1.3$Win32 OpenOffice.org_project/413m1$Build-9783</meta:generator>
  </office:meta>
</office:document-meta>
</file>